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36cm"/>
        </style:tab-stops>
      </style:paragraph-properties>
      <style:text-properties style:font-name="Tinos"/>
    </style:style>
    <style:style style:name="P2" style:family="paragraph" style:parent-style-name="Standard">
      <style:paragraph-properties>
        <style:tab-stops>
          <style:tab-stop style:position="2.536cm"/>
        </style:tab-stops>
      </style:paragraph-properties>
      <style:text-properties style:font-name="Tinos" fo:font-size="16pt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2.536cm"/>
        </style:tab-stops>
      </style:paragraph-properties>
      <style:text-properties style:font-name="Tino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Vem me saciar</text:p>
      <text:p text:style-name="P1"></text:p>
      <text:p text:style-name="P1">intro: <text:s/>C G Am F</text:p>
      <text:p text:style-name="P1"/>
      <text:p text:style-name="P1"><text:s text:c="16"/>C <text:s text:c="18"/>G <text:s/></text:p>
      <text:p text:style-name="P1">Eu tenho fome, tenho sede</text:p>
      <text:p text:style-name="P1"><text:s text:c="15"/>Am <text:s text:c="23"/>F <text:s/></text:p>
      <text:p text:style-name="P1">Estou sedento de Te encontrar</text:p>
      <text:p text:style-name="P1"><text:s text:c="13"/>C <text:s text:c="20"/>G <text:s text:c="2"/></text:p>
      <text:p text:style-name="P1">Tua Presença é meu alento</text:p>
      <text:p text:style-name="P1"><text:s text:c="11"/>Am <text:s text:c="21"/>F <text:s/></text:p>
      <text:p text:style-name="P1">Me alimento ao Te adorar</text:p>
      <text:p text:style-name="P1"><text:s/></text:p>
      <text:p text:style-name="P1"><text:s text:c="17"/>C <text:s text:c="12"/>G <text:s/></text:p>
      <text:p text:style-name="P1">Vem me saciar, jesus</text:p>
      <text:p text:style-name="P1"><text:s text:c="9"/>Am <text:s text:c="28"/></text:p>
      <text:p text:style-name="P1">Com tua presença, com tua palavra</text:p>
      <text:p text:style-name="P1"><text:s text:c="8"/>F <text:s/></text:p>
      <text:p text:style-name="P1">Com tua Unção</text:p>
      <text:p text:style-name="P1"></text:p>
      <text:p text:style-name="P1"><text:s text:c="21"/>C <text:s text:c="9"/>G <text:s/></text:p>
      <text:p text:style-name="P1">Vem me saciar, Jesus</text:p>
      <text:p text:style-name="P1"><text:s text:c="10"/>Am <text:s text:c="30"/></text:p>
      <text:p text:style-name="P1">Com Toda Justiça, com toda Tua Graça</text:p>
      <text:p text:style-name="P1"><text:s text:c="10"/>F <text:s text:c="33"/>C <text:s/></text:p>
      <text:p text:style-name="P1">Com todo amor do Teu coração</text:p>
      <text:p text:style-name="P1"><text:s/></text:p>
      <text:p text:style-name="P1"><text:s text:c="2"/>G <text:s text:c="9"/>Am <text:s text:c="10"/>F <text:s text:c="9"/>......</text:p>
      <text:p text:style-name="P1"></text:p>
      <text:p text:style-name="P1">----------------- Acordes -----------------</text:p>
      <text:p text:style-name="P1">G = 3 2 0 0 0 3</text:p>
      <text:p text:style-name="P1">F = 1 3 3 2 1 1</text:p>
      <text:p text:style-name="P1">C = X 3 2 0 1 0</text:p>
      <text:p text:style-name="P1">Am = X 0 2 2 1 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19:49:36</meta:creation-date>
    <dc:date>2016-05-14T19:55:14</dc:date>
    <meta:editing-duration>PT5M40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33" meta:word-count="114" meta:character-count="834"/>
  </office:meta>
</office:document-meta>
</file>